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ad939" officeooo:paragraph-rsid="000ad939"/>
    </style:style>
    <style:style style:name="P2" style:family="paragraph" style:parent-style-name="Standard" style:list-style-name="L1">
      <style:text-properties fo:language="ru" fo:country="RU" officeooo:rsid="000ad939" officeooo:paragraph-rsid="000ad939"/>
    </style:style>
    <style:style style:name="P3" style:family="paragraph" style:parent-style-name="Standard">
      <style:text-properties fo:language="ru" fo:country="RU" fo:font-weight="bold" officeooo:rsid="000ad939" officeooo:paragraph-rsid="000ad939" style:font-weight-asian="bold" style:font-weight-complex="bold"/>
    </style:style>
    <style:style style:name="P4" style:family="paragraph" style:parent-style-name="Standard">
      <style:text-properties fo:language="ru" fo:country="RU" officeooo:rsid="000ad939" officeooo:paragraph-rsid="000ad939" style:language-asian="zxx" style:country-asian="none" style:language-complex="zxx" style:country-complex="none"/>
    </style:style>
    <style:style style:name="P5" style:family="paragraph" style:parent-style-name="Standard" style:list-style-name="L2">
      <style:text-properties fo:language="ru" fo:country="RU" officeooo:rsid="000ad939" officeooo:paragraph-rsid="000ad939" style:language-asian="zxx" style:country-asian="none" style:language-complex="zxx" style:country-complex="none"/>
    </style:style>
    <style:style style:name="P6" style:family="paragraph" style:parent-style-name="Standard" style:list-style-name="L2">
      <style:text-properties fo:language="ru" fo:country="RU" officeooo:rsid="000ad939" officeooo:paragraph-rsid="000c174d" style:language-asian="zxx" style:country-asian="none" style:language-complex="zxx" style:country-complex="none"/>
    </style:style>
    <style:style style:name="P7" style:family="paragraph" style:parent-style-name="Standard">
      <style:text-properties fo:language="ru" fo:country="RU" officeooo:rsid="000ad939" officeooo:paragraph-rsid="000c174d" style:language-asian="zxx" style:country-asian="none" style:language-complex="zxx" style:country-complex="none"/>
    </style:style>
    <style:style style:name="P8" style:family="paragraph" style:parent-style-name="Standard" style:list-style-name="L2">
      <style:text-properties fo:language="ru" fo:country="RU" officeooo:rsid="000c174d" officeooo:paragraph-rsid="000c174d" style:language-asian="zxx" style:country-asian="none" style:language-complex="zxx" style:country-complex="none"/>
    </style:style>
    <style:style style:name="P9" style:family="paragraph" style:parent-style-name="Standard">
      <style:text-properties fo:language="ru" fo:country="RU" officeooo:rsid="000c174d" officeooo:paragraph-rsid="000c174d" style:language-asian="zxx" style:country-asian="none" style:language-complex="zxx" style:country-complex="none"/>
    </style:style>
    <style:style style:name="P10" style:family="paragraph" style:parent-style-name="Standard">
      <style:text-properties fo:language="en" fo:country="US" fo:font-weight="bold" officeooo:rsid="000ad939" officeooo:paragraph-rsid="000ad939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text-properties fo:language="en" fo:country="US" fo:font-weight="bold" officeooo:rsid="000ad939" officeooo:paragraph-rsid="000c174d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>
      <style:text-properties fo:language="en" fo:country="US" fo:font-weight="bold" officeooo:rsid="000ad939" officeooo:paragraph-rsid="000cad50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c174d"/>
    </style:style>
    <style:style style:name="T4" style:family="text">
      <style:text-properties officeooo:rsid="000c174d"/>
    </style:style>
    <style:style style:name="T5" style:family="text">
      <style:text-properties officeooo:rsid="000cad5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Главная страница <text:span text:style-name="T1">Index.php</text:span></text:p>
      <text:list xml:id="list3192450315" text:style-name="L1">
        <text:list-item>
          <text:p text:style-name="P2">Отображение списка счетов с остатками.</text:p>
        </text:list-item>
        <text:list-item>
          <text:p text:style-name="P2">Панель переходов на другие страницы. Четыре кнопки (расходы, доходы, виды расходов, счета).</text:p>
        </text:list-item>
      </text:list>
      <text:p text:style-name="P1"/>
      <text:p text:style-name="P10">Страница учёта расходов outcomesinsert.php</text:p>
      <text:list xml:id="list3106002221" text:style-name="L2">
        <text:list-item>
          <text:p text:style-name="P5">Отображение расходов в таблице (код, вид, наименование, сумма, дата), упорядоченной обратно по коду.</text:p>
        </text:list-item>
        <text:list-item>
          <text:p text:style-name="P5">Внесение новых расходов (форма с указанием всех параметров).</text:p>
        </text:list-item>
      </text:list>
      <text:p text:style-name="P4"/>
      <text:p text:style-name="P11">Страница учёта <text:span text:style-name="T3">доходов</text:span> <text:span text:style-name="T4">incomesinsert.php</text:span></text:p>
      <text:list xml:id="list150615586827913" text:continue-numbering="true" text:style-name="L2">
        <text:list-item>
          <text:p text:style-name="P6">Отображение <text:span text:style-name="T4">доходов</text:span> в таблице (код, наименование, сумма, дата), упорядоченной обратно по коду.</text:p>
        </text:list-item>
        <text:list-item>
          <text:p text:style-name="P6">Внесение новых <text:span text:style-name="T4">доходов</text:span> (форма с указанием всех параметров).</text:p>
        </text:list-item>
        <text:list-item>
          <text:p text:style-name="P8">Удаление и изменение дохода. Выбор операции из выпадающего списка. Правка/удаление дохода по коду.</text:p>
        </text:list-item>
      </text:list>
      <text:p text:style-name="P9"/>
      <text:p text:style-name="P11">Страница учёта <text:span text:style-name="T3">видов расходов</text:span> <text:span text:style-name="T4">typelist.php</text:span></text:p>
      <text:list xml:id="list150615187809958" text:continue-numbering="true" text:style-name="L2">
        <text:list-item>
          <text:p text:style-name="P6">Отображение <text:span text:style-name="T4">видов расходов</text:span> в таблице (код, наименование), упорядоченной по коду.</text:p>
        </text:list-item>
        <text:list-item>
          <text:p text:style-name="P6">Внесение новых <text:span text:style-name="T5">видов </text:span>расходов (форма с указанием <text:span text:style-name="T5">наименования вида</text:span>).</text:p>
        </text:list-item>
      </text:list>
      <text:p text:style-name="P7"/>
      <text:p text:style-name="P12">Страница учёта <text:span text:style-name="T3">счетов</text:span> <text:span text:style-name="T5">accountlist.php</text:span></text:p>
      <text:list xml:id="list150614741582798" text:continue-numbering="true" text:style-name="L2">
        <text:list-item>
          <text:p text:style-name="P6">Отображение <text:span text:style-name="T5">счетов</text:span> в таблице (код, наименование), упорядоченной по коду.</text:p>
        </text:list-item>
        <text:list-item>
          <text:p text:style-name="P6">Внесение новых <text:span text:style-name="T5">счетов</text:span> (форма с указанием <text:span text:style-name="T5">кода счёта и его наименования</text:span>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M24S</meta:editing-duration>
    <meta:editing-cycles>3</meta:editing-cycles>
    <meta:generator>LibreOffice/5.3.4.2$Windows_x86 LibreOffice_project/f82d347ccc0be322489bf7da61d7e4ad13fe2ff3</meta:generator>
    <dc:date>2017-10-24T15:06:13.451000000</dc:date>
    <meta:document-statistic meta:table-count="0" meta:image-count="0" meta:object-count="0" meta:page-count="1" meta:paragraph-count="16" meta:word-count="141" meta:character-count="1030" meta:non-whitespace-character-count="916"/>
    <meta:user-defined meta:name="Info 1"/>
    <meta:user-defined meta:name="Info 2"/>
    <meta:user-defined meta:name="Info 3"/>
    <meta:user-defined meta:name="Info 4"/>
  </office:meta>
</office:document-meta>
</file>